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7-0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2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10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2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1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1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0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2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1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2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19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0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2-01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19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29 0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0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1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5176" calcext:value-type="float">
            <text:p>5.23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498916129032" calcext:value-type="float">
            <text:p>5.2349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419771428571" calcext:value-type="float">
            <text:p>5.17419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46742857143" calcext:value-type="float">
            <text:p>4.82846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38735483871" calcext:value-type="float">
            <text:p>4.813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762565517242" calcext:value-type="float">
            <text:p>4.88762565517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89075" calcext:value-type="float">
            <text:p>4.8408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536593548387" calcext:value-type="float">
            <text:p>4.6853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43256" calcext:value-type="float">
            <text:p>5.09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778625" calcext:value-type="float">
            <text:p>5.1477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4984" calcext:value-type="float">
            <text:p>5.18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798503225806" calcext:value-type="float">
            <text:p>5.2879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540541935484" calcext:value-type="float">
            <text:p>5.3454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61032258065" calcext:value-type="float">
            <text:p>5.2396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545780645161" calcext:value-type="float">
            <text:p>5.1254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98193548387" calcext:value-type="float">
            <text:p>5.0419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70524137931" calcext:value-type="float">
            <text:p>5.0570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393677419355" calcext:value-type="float">
            <text:p>5.0739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068051612903" calcext:value-type="float">
            <text:p>5.1006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76072" calcext:value-type="float">
            <text:p>5.13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579725" calcext:value-type="float">
            <text:p>5.2357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9896" calcext:value-type="float">
            <text:p>5.19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45832258065" calcext:value-type="float">
            <text:p>5.1664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68129032258" calcext:value-type="float">
            <text:p>5.3526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680516129032" calcext:value-type="float">
            <text:p>5.2868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9832258065" calcext:value-type="float">
            <text:p>5.1816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923458064516" calcext:value-type="float">
            <text:p>5.1092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229419354839" calcext:value-type="float">
            <text:p>5.0822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06775" calcext:value-type="float">
            <text:p>5.1140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09109677419" calcext:value-type="float">
            <text:p>5.1410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163458064516" calcext:value-type="float">
            <text:p>5.2616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08608" calcext:value-type="float">
            <text:p>5.2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61935483871" calcext:value-type="float">
            <text:p>5.0046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679948387097" calcext:value-type="float">
            <text:p>5.2167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9512" calcext:value-type="float">
            <text:p>5.34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924593548387" calcext:value-type="float">
            <text:p>5.2492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59767741935" calcext:value-type="float">
            <text:p>5.18759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262374193548" calcext:value-type="float">
            <text:p>5.1626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675085714286" calcext:value-type="float">
            <text:p>5.1367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63925" calcext:value-type="float">
            <text:p>5.1146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41264516129" calcext:value-type="float">
            <text:p>5.1574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53896" calcext:value-type="float">
            <text:p>5.22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08525" calcext:value-type="float">
            <text:p>5.2540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97736" calcext:value-type="float">
            <text:p>5.24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132825806452" calcext:value-type="float">
            <text:p>5.1213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54575483871" calcext:value-type="float">
            <text:p>5.2954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052412903226" calcext:value-type="float">
            <text:p>5.2505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256593548387" calcext:value-type="float">
            <text:p>5.1425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504722580645" calcext:value-type="float">
            <text:p>5.0850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09470967742" calcext:value-type="float">
            <text:p>5.0470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570124137931" calcext:value-type="float">
            <text:p>5.04570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72725" calcext:value-type="float">
            <text:p>5.0567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153651612903" calcext:value-type="float">
            <text:p>5.0915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5752" calcext:value-type="float">
            <text:p>5.13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21715" calcext:value-type="float">
            <text:p>5.1821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08888" calcext:value-type="float">
            <text:p>5.18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01006451613" calcext:value-type="float">
            <text:p>5.1810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40865" calcext:value-type="float">
            <text:p>5.2640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74648" calcext:value-type="float">
            <text:p>5.21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18941935484" calcext:value-type="float">
            <text:p>5.1411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419122580645" calcext:value-type="float">
            <text:p>5.0941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564877419355" calcext:value-type="float">
            <text:p>5.0556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874971428571" calcext:value-type="float">
            <text:p>5.01874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02515" calcext:value-type="float">
            <text:p>5.0602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07615483871" calcext:value-type="float">
            <text:p>5.0607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19303225807" calcext:value-type="float">
            <text:p>5.0471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41367741936" calcext:value-type="float">
            <text:p>4.8584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90048" calcext:value-type="float">
            <text:p>4.83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105083870968" calcext:value-type="float">
            <text:p>4.9910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852283870968" calcext:value-type="float">
            <text:p>5.3385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475174193548" calcext:value-type="float">
            <text:p>5.4247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59664516129" calcext:value-type="float">
            <text:p>5.335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431819354839" calcext:value-type="float">
            <text:p>5.2743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21703225807" calcext:value-type="float">
            <text:p>5.2392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52485714286" calcext:value-type="float">
            <text:p>5.23352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475075" calcext:value-type="float">
            <text:p>5.2447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79767741935" calcext:value-type="float">
            <text:p>5.26379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98624" calcext:value-type="float">
            <text:p>5.29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23795" calcext:value-type="float">
            <text:p>5.3223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9976" calcext:value-type="float">
            <text:p>5.26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69615483871" calcext:value-type="float">
            <text:p>5.1369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779" calcext:value-type="float">
            <text:p>5.17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27856" calcext:value-type="float">
            <text:p>5.47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943175" calcext:value-type="float">
            <text:p>5.3594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54656" calcext:value-type="float">
            <text:p>5.32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873109677419" calcext:value-type="float">
            <text:p>5.3087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633542857143" calcext:value-type="float">
            <text:p>5.29633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915329032258" calcext:value-type="float">
            <text:p>5.3191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68593548387" calcext:value-type="float">
            <text:p>5.3406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76168" calcext:value-type="float">
            <text:p>5.41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851690322581" calcext:value-type="float">
            <text:p>5.4385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18208" calcext:value-type="float">
            <text:p>5.2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2372" calcext:value-type="float">
            <text:p>5.2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0764" calcext:value-type="float">
            <text:p>5.3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8948" calcext:value-type="float">
            <text:p>5.29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946" calcext:value-type="float">
            <text:p>5.282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561175" calcext:value-type="float">
            <text:p>5.2756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310763636364" calcext:value-type="float">
            <text:p>5.28310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11024516129" calcext:value-type="float">
            <text:p>5.2811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79855" calcext:value-type="float">
            <text:p>5.2179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56103225807" calcext:value-type="float">
            <text:p>4.94356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049006451613" calcext:value-type="float">
            <text:p>4.8304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930916129032" calcext:value-type="float">
            <text:p>5.5093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615122580645" calcext:value-type="float">
            <text:p>5.5361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37806451613" calcext:value-type="float">
            <text:p>5.4583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0024" calcext:value-type="float">
            <text:p>5.40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53264516129" calcext:value-type="float">
            <text:p>5.3555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1272" calcext:value-type="float">
            <text:p>5.3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893341935484" calcext:value-type="float">
            <text:p>5.3789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48725" calcext:value-type="float">
            <text:p>5.4224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776490322581" calcext:value-type="float">
            <text:p>5.5177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704" calcext:value-type="float">
            <text:p>5.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6421100637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28" meta:object-count="0"/>
    <meta:user-defined meta:name="AppVersion">3.0</meta:user-defined>
  </office:meta>
</office:document-meta>
</file>